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3cm" fo:min-width="2.081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1cm" fo:min-width="0.701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cm" fo:min-width="2.099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44cm" fo:min-width="0.93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fill-color="#ffffff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68cm" fo:min-width="0.926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fill-color="#ffffff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fill-color="#ffffff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fill-color="#ffffff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fill-color="#ffffff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68cm" fo:min-width="1.624cm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5cm" fo:min-width="1.459cm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44cm" fo:min-width="1.194cm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2.091cm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5cm" fo:min-width="1.451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fill-color="#ffffff" draw:textarea-vertical-align="middle" loext:decorative="false"/>
    </style:style>
    <style:style style:name="gr17" style:family="graphic" style:parent-style-name="objectwithoutfill">
      <style:graphic-properties draw:marker-end="Arrowheads_20_13" draw:marker-end-width="0.3cm" draw:fill="none" draw:fill-color="#ffffff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none" draw:fill-color="#ffffff" draw:textarea-vertical-align="middle" loext:decorative="false"/>
    </style:style>
    <style:style style:name="gr19" style:family="graphic" style:parent-style-name="objectwithoutfill">
      <style:graphic-properties draw:marker-end="Arrowheads_20_15" draw:marker-end-width="0.3cm" draw:fill="none" draw:fill-color="#ffffff" draw:textarea-vertical-align="middle" loext:decorative="false"/>
    </style:style>
    <style:style style:name="gr20" style:family="graphic" style:parent-style-name="objectwithoutfill">
      <style:graphic-properties draw:marker-end="Arrowheads_20_16" draw:marker-end-width="0.3cm" draw:fill="none" draw:fill-color="#ffffff" draw:textarea-vertical-align="middle" loext:decorative="false"/>
    </style:style>
    <style:style style:name="gr21" style:family="graphic" style:parent-style-name="objectwithoutfill">
      <style:graphic-properties draw:marker-end="Arrowheads_20_17" draw:marker-end-width="0.3cm" draw:fill="none" draw:fill-color="#ffffff" draw:textarea-vertical-align="middle" loext:decorative="false"/>
    </style:style>
    <style:style style:name="gr22" style:family="graphic" style:parent-style-name="objectwithoutfill">
      <style:graphic-properties draw:marker-end="Arrowheads_20_18" draw:marker-end-width="0.3cm" draw:fill="none" draw:fill-color="#ffffff" draw:textarea-vertical-align="middle" loext:decorative="false"/>
    </style:style>
    <style:style style:name="gr23" style:family="graphic" style:parent-style-name="objectwithoutfill">
      <style:graphic-properties draw:marker-end="Arrowheads_20_19" draw:marker-end-width="0.3cm" draw:fill="none" draw:fill-color="#ffffff" draw:textarea-vertical-align="middle" loext:decorative="false"/>
    </style:style>
    <style:style style:name="gr24" style:family="graphic" style:parent-style-name="objectwithoutfill">
      <style:graphic-properties draw:marker-end="Arrowheads_20_20" draw:marker-end-width="0.3cm" draw:fill="none" draw:fill-color="#ffffff" draw:textarea-vertical-align="middle" loext:decorative="false"/>
    </style:style>
    <style:style style:name="gr25" style:family="graphic" style:parent-style-name="objectwithoutfill">
      <style:graphic-properties draw:marker-end="Arrowheads_20_21" draw:marker-end-width="0.3cm" draw:fill="none" draw:fill-color="#ffffff" draw:textarea-vertical-align="middle" loext:decorative="false"/>
    </style:style>
    <style:style style:name="gr26" style:family="graphic" style:parent-style-name="objectwithoutfill">
      <style:graphic-properties draw:marker-end="Arrowheads_20_22" draw:marker-end-width="0.3cm" draw:fill="none" draw:fill-color="#ffffff" draw:textarea-vertical-align="middle" loext:decorative="false"/>
    </style:style>
    <style:style style:name="gr27" style:family="graphic" style:parent-style-name="objectwithoutfill">
      <style:graphic-properties draw:marker-end="Arrowheads_20_23" draw:marker-end-width="0.3cm" draw:fill="none" draw:fill-color="#ffffff" draw:textarea-vertical-align="middle" loext:decorative="false"/>
    </style:style>
    <style:style style:name="gr28" style:family="graphic" style:parent-style-name="objectwithoutfill">
      <style:graphic-properties draw:marker-end="Arrowheads_20_24" draw:marker-end-width="0.3cm" draw:fill="none" draw:fill-color="#ffffff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ffffff"/>
      <style:paragraph-properties fo:text-align="center"/>
      <style:text-properties fo:font-size="9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9pt" style:text-underline-style="none"/>
    </style:style>
    <style:style style:name="P5" style:family="paragraph">
      <loext:graphic-properties draw:fill-color="#ffffff"/>
      <style:paragraph-properties fo:text-align="center"/>
      <style:text-properties fo:font-size="9pt" style:text-underline-style="none"/>
    </style:style>
    <style:style style:name="P6" style:family="paragraph">
      <loext:graphic-properties draw:fill="none" draw:fill-color="#ffffff"/>
      <style:paragraph-properties fo:text-align="center"/>
      <style:text-properties style:text-underline-style="none"/>
    </style:style>
    <style:style style:name="P7" style:family="paragraph">
      <loext:graphic-properties draw:fill="none" draw:fill-color="#ffffff"/>
      <style:text-properties style:font-name="Arial" fo:font-size="10pt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measurelines" svg:width="2.667cm" svg:height="0.889cm" svg:x="4.62cm" svg:y="1.63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measurelines" svg:width="1.905cm" svg:height="1.143cm" svg:x="5.001cm" svg:y="2.905cm">
          <text:p text:style-name="P1">read CL arg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8" draw:id="id8" draw:layer="measurelines" svg:width="4.127cm" svg:height="1.27cm" svg:x="3.89cm" svg:y="6.715cm">
          <text:p text:style-name="P1">prompt &amp; read general option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measurelines" svg:width="2.858cm" svg:height="1.588cm" svg:x="4.524cm" svg:y="4.592cm">
          <text:p text:style-name="P1">--hel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2" draw:id="id2" draw:layer="measurelines" svg:width="1.905cm" svg:height="1.143cm" svg:x="8.62cm" svg:y="4.815cm">
          <text:p text:style-name="P1">print help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svg:x1="7.382cm" svg:y1="5.386cm" svg:x2="8.858cm" svg:y2="5.387cm" draw:start-shape="id1" draw:start-glue-point="7" draw:end-shape="id2" draw:end-glue-point="9" svg:d="M7382 5386h619v1h857" svg:viewBox="0 0 1477 2">
          <text:p/>
        </draw:connector>
        <draw:custom-shape draw:style-name="gr4" draw:text-style-name="P5" xml:id="id3" draw:id="id3" draw:layer="measurelines" svg:width="2.858cm" svg:height="1.588cm" svg:x="4.524cm" svg:y="8.619cm">
          <text:p text:style-name="P4">--hel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5" xml:id="id4" draw:id="id4" draw:layer="measurelines" svg:width="1.905cm" svg:height="1.143cm" svg:x="8.58cm" svg:y="8.842cm">
          <text:p text:style-name="P4">print help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5" draw:id="id5" draw:layer="measurelines" svg:width="1.524cm" svg:height="1.016cm" svg:x="13.446cm" svg:y="26.082cm">
          <text:p text:style-name="P4">e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measurelines" svg:x1="7.382cm" svg:y1="9.413cm" svg:x2="8.818cm" svg:y2="9.414cm" draw:start-shape="id3" draw:start-glue-point="7" draw:end-shape="id4" draw:end-glue-point="9" svg:d="M7382 9413h599v1h837" svg:viewBox="0 0 1437 2">
          <text:p/>
        </draw:connector>
        <draw:connector draw:style-name="gr7" draw:text-style-name="P6" draw:layer="measurelines" svg:x1="10.247cm" svg:y1="9.414cm" svg:x2="13.446cm" svg:y2="26.59cm" draw:start-shape="id4" draw:start-glue-point="6" draw:end-shape="id5" draw:end-glue-point="3" svg:d="M10247 9414h1719v17176h1480" svg:viewBox="0 0 3200 17177">
          <text:p/>
        </draw:connector>
        <draw:connector draw:style-name="gr8" draw:text-style-name="P3" draw:layer="measurelines" svg:x1="5.953cm" svg:y1="2.524cm" svg:x2="5.954cm" svg:y2="2.905cm" draw:start-shape="id6" draw:start-glue-point="2" draw:end-shape="id7" draw:end-glue-point="5" svg:d="M5953 2524v190h1v191" svg:viewBox="0 0 2 382">
          <text:p/>
        </draw:connector>
        <draw:connector draw:style-name="gr9" draw:text-style-name="P3" draw:layer="measurelines" svg:x1="5.954cm" svg:y1="4.048cm" svg:x2="5.953cm" svg:y2="4.592cm" draw:start-shape="id7" draw:start-glue-point="8" draw:end-shape="id1" draw:end-glue-point="4" svg:d="M5954 4048v272h-1v272" svg:viewBox="0 0 2 545">
          <text:p/>
        </draw:connector>
        <draw:connector draw:style-name="gr10" draw:text-style-name="P3" draw:layer="measurelines" svg:x1="5.953cm" svg:y1="6.18cm" svg:x2="5.954cm" svg:y2="6.715cm" draw:start-shape="id1" draw:start-glue-point="6" draw:end-shape="id8" draw:end-glue-point="5" svg:d="M5953 6180v268h1v267" svg:viewBox="0 0 2 536">
          <text:p/>
        </draw:connector>
        <draw:custom-shape draw:style-name="gr11" draw:text-style-name="P2" xml:id="id9" draw:id="id9" draw:layer="measurelines" svg:width="2.222cm" svg:height="1.016cm" svg:x="4.842cm" svg:y="10.778cm">
          <text:p text:style-name="P1">collect arg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1" draw:id="id11" draw:layer="measurelines" svg:width="3.111cm" svg:height="1.27cm" svg:x="4.398cm" svg:y="14.651cm">
          <text:p text:style-name="P1">file selection dialog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12" draw:id="id12" draw:layer="measurelines" svg:width="3.388cm" svg:height="1.588cm" svg:x="4.259cm" svg:y="16.556cm">
          <text:p text:style-name="P1">aborte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2" xml:id="id15" draw:id="id15" draw:layer="measurelines" svg:width="4.115cm" svg:height="1.27cm" svg:x="3.896cm" svg:y="22.59cm">
          <text:p text:style-name="P1">another file prompt &amp; read input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13" draw:id="id13" draw:layer="measurelines" svg:width="2.222cm" svg:height="1.016cm" svg:x="4.842cm" svg:y="18.779cm">
          <text:p text:style-name="P1">process fil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measurelines" svg:width="4.127cm" svg:height="1.27cm" svg:x="3.89cm" svg:y="12.43cm">
          <text:p text:style-name="P1">prompt &amp; read case-specific options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14" draw:id="id14" draw:layer="measurelines" svg:width="3.099cm" svg:height="1.27cm" svg:x="4.404cm" svg:y="20.685cm">
          <text:p text:style-name="P1">print results summary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3" draw:layer="measurelines" svg:x1="10.287cm" svg:y1="5.387cm" svg:x2="13.446cm" svg:y2="26.59cm" draw:start-shape="id2" draw:start-glue-point="6" draw:end-shape="id5" draw:end-glue-point="3" svg:d="M10287 5387h1699v21203h1460" svg:viewBox="0 0 3160 21204">
          <text:p/>
        </draw:connector>
        <draw:connector draw:style-name="gr17" draw:text-style-name="P3" draw:layer="measurelines" svg:x1="5.954cm" svg:y1="7.985cm" svg:x2="5.953cm" svg:y2="8.619cm" draw:start-shape="id8" draw:start-glue-point="8" draw:end-shape="id3" draw:end-glue-point="4" svg:d="M5954 7985v318h-1v316" svg:viewBox="0 0 2 635">
          <text:p/>
        </draw:connector>
        <draw:connector draw:style-name="gr18" draw:text-style-name="P3" draw:layer="measurelines" svg:x1="5.953cm" svg:y1="10.207cm" svg:x2="5.953cm" svg:y2="10.778cm" draw:start-shape="id3" draw:start-glue-point="6" draw:end-shape="id9" draw:end-glue-point="0" svg:d="M5953 10207v571" svg:viewBox="0 0 1 572">
          <text:p/>
        </draw:connector>
        <draw:connector draw:style-name="gr19" draw:text-style-name="P3" draw:layer="measurelines" svg:x1="5.953cm" svg:y1="11.794cm" svg:x2="5.954cm" svg:y2="12.43cm" draw:start-shape="id9" draw:start-glue-point="2" draw:end-shape="id10" draw:end-glue-point="5" svg:d="M5953 11794v319h1v317" svg:viewBox="0 0 2 637">
          <text:p/>
        </draw:connector>
        <draw:connector draw:style-name="gr20" draw:text-style-name="P3" draw:layer="measurelines" svg:x1="5.954cm" svg:y1="13.7cm" svg:x2="5.954cm" svg:y2="14.651cm" draw:start-shape="id10" draw:start-glue-point="8" draw:end-shape="id11" draw:end-glue-point="5" svg:d="M5954 13700v951" svg:viewBox="0 0 1 952">
          <text:p/>
        </draw:connector>
        <draw:connector draw:style-name="gr21" draw:text-style-name="P3" draw:layer="measurelines" svg:x1="5.954cm" svg:y1="15.921cm" svg:x2="5.953cm" svg:y2="16.556cm" draw:start-shape="id11" draw:start-glue-point="8" draw:end-shape="id12" draw:end-glue-point="4" svg:d="M5954 15921v318h-1v317" svg:viewBox="0 0 2 636">
          <text:p/>
        </draw:connector>
        <draw:connector draw:style-name="gr22" draw:text-style-name="P3" draw:layer="measurelines" svg:x1="5.953cm" svg:y1="18.144cm" svg:x2="5.953cm" svg:y2="18.779cm" draw:start-shape="id12" draw:start-glue-point="6" draw:end-shape="id13" draw:end-glue-point="0" svg:d="M5953 18144v635" svg:viewBox="0 0 1 636">
          <text:p/>
        </draw:connector>
        <draw:connector draw:style-name="gr23" draw:text-style-name="P3" draw:layer="measurelines" svg:x1="5.953cm" svg:y1="19.795cm" svg:x2="5.954cm" svg:y2="20.685cm" draw:start-shape="id13" draw:start-glue-point="2" draw:end-shape="id14" draw:end-glue-point="5" svg:d="M5953 19795v446h1v444" svg:viewBox="0 0 2 891">
          <text:p/>
        </draw:connector>
        <draw:connector draw:style-name="gr24" draw:text-style-name="P3" draw:layer="measurelines" svg:x1="5.954cm" svg:y1="21.955cm" svg:x2="5.954cm" svg:y2="22.59cm" draw:start-shape="id14" draw:start-glue-point="8" draw:end-shape="id15" draw:end-glue-point="5" svg:d="M5954 21955v635" svg:viewBox="0 0 1 636">
          <text:p/>
        </draw:connector>
        <draw:connector draw:style-name="gr25" draw:text-style-name="P3" draw:layer="measurelines" svg:x1="4.279cm" svg:y1="25.606cm" svg:x2="4.406cm" svg:y2="13.065cm" draw:start-shape="id16" draw:start-glue-point="5" draw:end-shape="id10" draw:end-glue-point="9" svg:d="M4279 25606h-891v-12541h1018" svg:viewBox="0 0 1019 12542">
          <text:p/>
        </draw:connector>
        <draw:connector draw:style-name="gr26" draw:text-style-name="P3" draw:layer="measurelines" svg:x1="4.259cm" svg:y1="17.35cm" svg:x2="4.406cm" svg:y2="13.065cm" draw:start-shape="id12" draw:start-glue-point="5" draw:end-shape="id10" draw:end-glue-point="9" svg:d="M4259 17350h-871v-4285h1018" svg:viewBox="0 0 1019 4286">
          <text:p/>
        </draw:connector>
        <draw:connector draw:style-name="gr27" draw:text-style-name="P3" draw:layer="measurelines" svg:x1="7.667cm" svg:y1="25.606cm" svg:x2="13.446cm" svg:y2="26.59cm" draw:start-shape="id16" draw:start-glue-point="7" draw:end-shape="id5" draw:end-glue-point="3" svg:d="M7667 25606h2890v984h2889" svg:viewBox="0 0 5780 985">
          <text:p/>
        </draw:connector>
        <draw:custom-shape draw:style-name="gr13" draw:text-style-name="P2" xml:id="id16" draw:id="id16" draw:layer="measurelines" svg:width="3.388cm" svg:height="1.588cm" svg:x="4.279cm" svg:y="24.812cm">
          <text:p text:style-name="P1">next f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8" draw:text-style-name="P3" draw:layer="measurelines" svg:x1="5.954cm" svg:y1="23.86cm" svg:x2="5.973cm" svg:y2="24.812cm" draw:start-shape="id15" draw:start-glue-point="8" draw:end-shape="id16" draw:end-glue-point="4" svg:d="M5954 23860v477h19v475" svg:viewBox="0 0 20 953">
          <text:p/>
        </draw:connector>
        <draw:frame draw:style-name="gr29" draw:text-style-name="P7" draw:layer="measurelines" svg:width="1.052cm" svg:height="0.645cm" svg:x="7.35cm" svg:y="8.62cm">
          <draw:text-box>
            <text:p><text:span text:style-name="T1">yes</text:span></text:p>
          </draw:text-box>
        </draw:frame>
        <draw:frame draw:style-name="gr29" draw:text-style-name="P7" draw:layer="measurelines" svg:width="0.891cm" svg:height="0.645cm" svg:x="6.141cm" svg:y="10.197cm">
          <draw:text-box>
            <text:p><text:span text:style-name="T1">no</text:span></text:p>
          </draw:text-box>
        </draw:frame>
        <draw:frame draw:style-name="gr29" draw:text-style-name="P7" draw:layer="measurelines" svg:width="1.052cm" svg:height="0.645cm" svg:x="3.44cm" svg:y="17.182cm">
          <draw:text-box>
            <text:p><text:span text:style-name="T1">yes</text:span></text:p>
          </draw:text-box>
        </draw:frame>
        <draw:frame draw:style-name="gr29" draw:text-style-name="P7" draw:layer="measurelines" svg:width="0.891cm" svg:height="0.645cm" svg:x="6.141cm" svg:y="18.135cm">
          <draw:text-box>
            <text:p><text:span text:style-name="T1">no</text:span></text:p>
          </draw:text-box>
        </draw:frame>
        <draw:frame draw:style-name="gr29" draw:text-style-name="P7" draw:layer="measurelines" svg:width="1.052cm" svg:height="0.645cm" svg:x="3.44cm" svg:y="25.765cm">
          <draw:text-box>
            <text:p><text:span text:style-name="T1">yes</text:span></text:p>
          </draw:text-box>
        </draw:frame>
        <draw:frame draw:style-name="gr29" draw:text-style-name="P7" draw:layer="measurelines" svg:width="0.891cm" svg:height="0.645cm" svg:x="7.667cm" svg:y="25.755cm">
          <draw:text-box>
            <text:p><text:span text:style-name="T1">no</text:span></text:p>
          </draw:text-box>
        </draw:frame>
        <draw:frame draw:style-name="gr29" draw:text-style-name="P7" draw:layer="measurelines" svg:width="1.052cm" svg:height="0.645cm" svg:x="7.35cm" svg:y="4.81cm">
          <draw:text-box>
            <text:p><text:span text:style-name="T1">yes</text:span></text:p>
          </draw:text-box>
        </draw:frame>
        <draw:frame draw:style-name="gr29" draw:text-style-name="P7" draw:layer="measurelines" svg:width="0.891cm" svg:height="0.645cm" svg:x="6.141cm" svg:y="6.07cm">
          <draw:text-box>
            <text:p><text:span text:style-name="T1">no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8:22:41.147436118</meta:creation-date>
    <dc:date>2024-03-22T19:21:05.119728609</dc:date>
    <meta:editing-duration>PT58M18S</meta:editing-duration>
    <meta:editing-cycles>10</meta:editing-cycles>
    <meta:generator>LibreOffice/7.6.5.2$MacOSX_X86_64 LibreOffice_project/38d5f62f85355c192ef5f1dd47c5c0c0c6d6598b</meta:generator>
    <meta:document-statistic meta:object-count="43"/>
  </office:meta>
</office:document-meta>
</file>